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114556d7" officeooo:paragraph-rsid="14789ec8" style:font-name-asian="Liberation Serif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114556d7" officeooo:paragraph-rsid="14631d49" style:font-name-asian="Liberation Serif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4a17aef" officeooo:paragraph-rsid="16bb0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4a17aef" officeooo:paragraph-rsid="16be5e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4a17aef" officeooo:paragraph-rsid="16c2e09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4a17aef" officeooo:paragraph-rsid="16c27a8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f2c5f95" officeooo:paragraph-rsid="1f40095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16e6559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16f8933a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1f524c0f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1f53b76e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f2c5f95" officeooo:paragraph-rsid="1f327d44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f1da360" officeooo:paragraph-rsid="1f2c5f95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f1da360" officeooo:paragraph-rsid="1f524c0f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0a5718ff" officeooo:paragraph-rsid="146645e3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0a5718ff" officeooo:paragraph-rsid="14647f8d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5718ff" officeooo:paragraph-rsid="146a7620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5718ff" officeooo:paragraph-rsid="1472a664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5718ff" officeooo:paragraph-rsid="147b04a4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5718ff" officeooo:paragraph-rsid="147f267f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5718ff" officeooo:paragraph-rsid="148aed67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5718ff" officeooo:paragraph-rsid="148edc64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5718ff" officeooo:paragraph-rsid="146db5e7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a5718ff" officeooo:paragraph-rsid="14b60747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14936ed9" officeooo:paragraph-rsid="14936ed9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14936ed9" officeooo:paragraph-rsid="14944ae7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14936ed9" officeooo:paragraph-rsid="149e7ead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14936ed9" officeooo:paragraph-rsid="14bb7a4d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14936ed9" officeooo:paragraph-rsid="14c9d6fa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14936ed9" officeooo:paragraph-rsid="14ca070c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14936ed9" officeooo:paragraph-rsid="14cb0478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14936ed9" officeooo:paragraph-rsid="14951035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14936ed9" officeooo:paragraph-rsid="14c8fd5c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14936ed9" officeooo:paragraph-rsid="14b00e3f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14936ed9" officeooo:paragraph-rsid="149703a6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14936ed9" officeooo:paragraph-rsid="14c95d5f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14936ed9" officeooo:paragraph-rsid="149f0ad0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14aa4262" officeooo:paragraph-rsid="14bb7a4d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14aa4262" officeooo:paragraph-rsid="14b00e3f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14aa4262" officeooo:paragraph-rsid="14ca070c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14aa4262" officeooo:paragraph-rsid="14aa4262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149f0ad0" officeooo:paragraph-rsid="149f0ad0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14b0fab7" officeooo:paragraph-rsid="14b0fab7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14b1c5dc" officeooo:paragraph-rsid="14b0fab7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14b1c5dc" officeooo:paragraph-rsid="14b1c5dc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14b1c5dc" officeooo:paragraph-rsid="14b49db3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14a17aef" officeooo:paragraph-rsid="14a17aef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14a17aef" officeooo:paragraph-rsid="16acfca6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14a17aef" officeooo:paragraph-rsid="166eff2f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14a17aef" officeooo:paragraph-rsid="16ab9b39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fo:font-weight="bold" officeooo:rsid="14a17aef" officeooo:paragraph-rsid="16a98ad0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fo:font-weight="bold" officeooo:rsid="14a17aef" officeooo:paragraph-rsid="16af8ff2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fo:font-weight="bold" officeooo:rsid="14a17aef" officeooo:paragraph-rsid="16aea3dc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fo:font-weight="bold" officeooo:rsid="14a17aef" officeooo:paragraph-rsid="16b14a56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b14a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b2de1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b58e1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bb0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be5e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c66d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c9b19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c814b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c4a9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14a17aef" officeooo:paragraph-rsid="16c6eaf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6d43c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6f6fea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6e855c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6e6559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cc1ed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cc430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2ee2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1da36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3dc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58018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57304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77f8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8cc8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a5cb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b0c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3cadd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3ac49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2b92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49cd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49108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327d4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3457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4b4a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1f4f6a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style:text-underline-style="none" fo:font-weight="bold" officeooo:rsid="1cb8e00e" officeooo:paragraph-rsid="1cb8e0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style:text-underline-style="none" fo:font-weight="bold" officeooo:rsid="1cb8e00e" officeooo:paragraph-rsid="1cd23f5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style:text-underline-style="none" fo:font-weight="bold" officeooo:rsid="1cb8e00e" officeooo:paragraph-rsid="1f19aeb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2e4b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3ac49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4b4a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4edd1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4f6a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style:text-underline-style="none" fo:font-weight="bold" officeooo:rsid="1f2c5f95" officeooo:paragraph-rsid="1f4c92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8" style:family="paragraph" style:parent-style-name="Standard" style:list-style-name="L1">
      <style:text-properties fo:color="#333333" officeooo:rsid="14a17aef" officeooo:paragraph-rsid="167e4f5d"/>
    </style:style>
    <style:style style:name="P99" style:family="paragraph" style:parent-style-name="Standard" style:list-style-name="L1">
      <style:text-properties fo:color="#333333" officeooo:rsid="14a17aef" officeooo:paragraph-rsid="16c6eafa"/>
    </style:style>
    <style:style style:name="P100" style:family="paragraph" style:parent-style-name="Standard" style:list-style-name="L1">
      <style:text-properties fo:color="#333333" officeooo:rsid="14a17aef" officeooo:paragraph-rsid="16d43c65"/>
    </style:style>
    <style:style style:name="P101" style:family="paragraph" style:parent-style-name="Standard" style:list-style-name="L1">
      <style:text-properties fo:color="#333333" officeooo:rsid="0a7edee9" officeooo:paragraph-rsid="16f1e450"/>
    </style:style>
    <style:style style:name="P102" style:family="paragraph" style:parent-style-name="Standard" style:list-style-name="L1">
      <style:text-properties style:use-window-font-color="true" style:font-name="標楷體" fo:font-size="17pt" fo:font-weight="bold" officeooo:rsid="0a5718ff" officeooo:paragraph-rsid="146db5e7" style:font-name-asian="標楷體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style:use-window-font-color="true" style:font-name="標楷體" fo:font-size="17pt" fo:font-weight="bold" officeooo:rsid="14a17aef" officeooo:paragraph-rsid="166eff2f" style:font-name-asian="標楷體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style:use-window-font-color="true" officeooo:rsid="14a17aef" officeooo:paragraph-rsid="16755423"/>
    </style:style>
    <style:style style:name="P105" style:family="paragraph" style:parent-style-name="Standard" style:list-style-name="L1">
      <style:text-properties style:use-window-font-color="true" officeooo:rsid="14a17aef" officeooo:paragraph-rsid="16ab9b39"/>
    </style:style>
    <style:style style:name="P106" style:family="paragraph" style:parent-style-name="Standard" style:list-style-name="L1">
      <style:text-properties fo:color="#1c1c1c" style:font-name="標楷體" fo:font-size="17pt" style:text-underline-style="none" fo:font-weight="bold" officeooo:rsid="16cf433e" officeooo:paragraph-rsid="1f37854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7" style:family="paragraph" style:parent-style-name="Standard" style:list-style-name="L1">
      <style:text-properties fo:color="#1c1c1c" style:font-name="標楷體" fo:font-size="17pt" style:text-underline-style="none" fo:font-weight="bold" officeooo:rsid="16cf433e" officeooo:paragraph-rsid="1f54c07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1c1c1c" style:font-name="標楷體" fo:font-size="17pt" style:text-underline-style="none" fo:font-weight="bold" officeooo:rsid="16cf433e" officeooo:paragraph-rsid="1f56c0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9" style:family="paragraph" style:parent-style-name="Standard" style:list-style-name="L1">
      <style:text-properties fo:color="#1c1c1c" style:font-name="標楷體" fo:font-size="17pt" style:text-underline-style="none" fo:font-weight="bold" officeooo:rsid="16cf433e" officeooo:paragraph-rsid="1f4b4a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333333"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fo:color="#333333" style:font-name="標楷體" fo:font-size="17pt" style:text-underline-style="none" fo:font-weight="bol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" style:family="text">
      <style:text-properties fo:color="#333333" style:font-name="Liberation Serif" fo:font-size="17pt" style:text-underline-style="none" fo:font-weight="bold" officeooo:rsid="1230676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" style:family="text">
      <style:text-properties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" fo:font-size="17pt" style:text-underline-style="solid" style:text-underline-width="auto" style:text-underline-color="font-color" fo:font-weight="bold" officeooo:rsid="2245541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6" style:family="text">
      <style:text-properties style:font-name="標楷體" fo:font-size="17pt" style:text-underline-style="solid" style:text-underline-width="auto" style:text-underline-color="font-color" fo:font-weight="bold" officeooo:rsid="193a756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7" style:family="text">
      <style:text-properties style:font-name="標楷體" fo:font-size="17pt" style:text-underline-style="none" fo:font-weight="bol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8" style:family="text">
      <style:text-properties style:font-name="標楷體" fo:font-size="17pt" style:text-underline-style="none" fo:font-weight="bold" officeooo:rsid="16cf433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" style:family="text">
      <style:text-properties style:font-name="標楷體" fo:font-size="17pt" style:text-underline-style="none" fo:font-weight="bold" officeooo:rsid="16e2c7c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0" style:family="text">
      <style:text-properties style:font-name="標楷體" fo:font-size="17pt" style:text-underline-style="none" fo:font-weight="bold" officeooo:rsid="2245541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1" style:family="text">
      <style:text-properties style:font-name="標楷體" fo:font-size="17pt" style:text-underline-style="none" fo:font-weight="bold" officeooo:rsid="193a756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2" style:family="text">
      <style:text-properties style:font-name="標楷體" style:font-name-asian="標楷體"/>
    </style:style>
    <style:style style:name="T13" style:family="text">
      <style:text-properties style:font-name="標楷體" officeooo:rsid="07ca52e4" style:font-name-asian="標楷體"/>
    </style:style>
    <style:style style:name="T14" style:family="text">
      <style:text-properties style:font-name="標楷體" officeooo:rsid="0a5718ff" style:font-name-asian="標楷體"/>
    </style:style>
    <style:style style:name="T15" style:family="text">
      <style:text-properties style:font-name="標楷體" officeooo:rsid="146a7620" style:font-name-asian="標楷體"/>
    </style:style>
    <style:style style:name="T16" style:family="text">
      <style:text-properties style:font-name="標楷體" officeooo:rsid="22455410" style:font-name-asian="標楷體"/>
    </style:style>
    <style:style style:name="T17" style:family="text">
      <style:text-properties style:font-name="標楷體" officeooo:rsid="0a7edee9" style:font-name-asian="標楷體"/>
    </style:style>
    <style:style style:name="T18" style:family="text">
      <style:text-properties style:font-name="標楷體" officeooo:rsid="1c90e499" style:font-name-asian="標楷體"/>
    </style:style>
    <style:style style:name="T19" style:family="text">
      <style:text-properties style:font-name="標楷體" officeooo:rsid="1f22ee2c" style:font-name-asian="標楷體" style:font-name-complex="Liberation Serif1"/>
    </style:style>
    <style:style style:name="T20" style:family="text">
      <style:text-properties style:font-name="標楷體" officeooo:rsid="1f4b4a0e" style:font-name-asian="標楷體" style:font-name-complex="Liberation Serif1"/>
    </style:style>
    <style:style style:name="T21" style:family="text">
      <style:text-properties style:font-name="標楷體" officeooo:rsid="16cf433e" style:font-name-asian="標楷體"/>
    </style:style>
    <style:style style:name="T22" style:family="text">
      <style:text-properties style:font-name="標楷體" officeooo:rsid="1f1da360" style:font-name-asian="標楷體"/>
    </style:style>
    <style:style style:name="T23" style:family="text">
      <style:text-properties style:font-name="標楷體" officeooo:rsid="1f524c0f" style:font-name-asian="標楷體"/>
    </style:style>
    <style:style style:name="T24" style:family="text">
      <style:text-properties style:font-name="標楷體" style:text-underline-style="solid" style:text-underline-width="auto" style:text-underline-color="font-color" officeooo:rsid="0a7edee9" style:font-name-asian="標楷體"/>
    </style:style>
    <style:style style:name="T25" style:family="text">
      <style:text-properties style:font-name="標楷體" style:text-underline-style="solid" style:text-underline-width="auto" style:text-underline-color="font-color" officeooo:rsid="1c90e499" style:font-name-asian="標楷體"/>
    </style:style>
    <style:style style:name="T26" style:family="text">
      <style:text-properties style:font-name-asian="標楷體"/>
    </style:style>
    <style:style style:name="T27" style:family="text">
      <style:text-properties officeooo:rsid="16cf433e" style:font-name-asian="標楷體"/>
    </style:style>
    <style:style style:name="T28" style:family="text">
      <style:text-properties officeooo:rsid="1f2c5f95" style:font-name-asian="標楷體"/>
    </style:style>
    <style:style style:name="T29" style:family="text">
      <style:text-properties officeooo:rsid="07ca52e4"/>
    </style:style>
    <style:style style:name="T30" style:family="text">
      <style:text-properties officeooo:rsid="146a7620"/>
    </style:style>
    <style:style style:name="T31" style:family="text">
      <style:text-properties officeooo:rsid="1492870a"/>
    </style:style>
    <style:style style:name="T32" style:family="text">
      <style:text-properties officeooo:rsid="1493bf43"/>
    </style:style>
    <style:style style:name="T33" style:family="text">
      <style:text-properties officeooo:rsid="14aa4262"/>
    </style:style>
    <style:style style:name="T34" style:family="text">
      <style:text-properties officeooo:rsid="14b262bf"/>
    </style:style>
    <style:style style:name="T35" style:family="text">
      <style:text-properties fo:color="#050505"/>
    </style:style>
    <style:style style:name="T36" style:family="text">
      <style:text-properties fo:color="#050505"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Liberation Serif" fo:font-size="17pt" style:text-underline-style="none" fo:font-weight="bold" officeooo:rsid="1230676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8" style:family="text">
      <style:text-properties style:font-name="Liberation Serif" officeooo:rsid="16cf433e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color="#010101"/>
    </style:style>
    <style:style style:name="T41" style:family="text">
      <style:text-properties officeooo:rsid="1cc11ca1"/>
    </style:style>
    <style:style style:name="T42" style:family="text">
      <style:text-properties fo:color="#1c1c1c"/>
    </style:style>
    <style:style style:name="T43" style:family="text">
      <style:text-properties fo:color="#1c1c1c" officeooo:rsid="16cf433e"/>
    </style:style>
    <style:style style:name="T44" style:family="text">
      <style:text-properties fo:color="#1c1c1c" style:font-name="標楷體" style:font-name-asian="標楷體"/>
    </style:style>
    <style:style style:name="T45" style:family="text">
      <style:text-properties fo:color="#1c1c1c" style:font-name="標楷體" officeooo:rsid="16cf433e" style:font-name-asian="標楷體"/>
    </style:style>
    <style:style style:name="T46" style:family="text">
      <style:text-properties fo:color="#1c1c1c" officeooo:rsid="1f4b4a0e"/>
    </style:style>
    <style:style style:name="T47" style:family="text">
      <style:text-properties officeooo:rsid="1f1b41f1"/>
    </style:style>
    <style:style style:name="T48" style:family="text">
      <style:text-properties officeooo:rsid="1f1da360"/>
    </style:style>
    <style:style style:name="T49" style:family="text">
      <style:text-properties officeooo:rsid="16cf433e"/>
    </style:style>
    <style:style style:name="T50" style:family="text">
      <style:text-properties officeooo:rsid="1f22ee2c"/>
    </style:style>
    <style:style style:name="T51" style:family="text">
      <style:text-properties officeooo:rsid="1f2c5f95"/>
    </style:style>
    <style:style style:name="T52" style:family="text">
      <style:text-properties officeooo:rsid="1f378540"/>
    </style:style>
    <style:style style:name="T53" style:family="text">
      <style:text-properties officeooo:rsid="1f4b4a0e"/>
    </style:style>
    <style:style style:name="T54" style:family="text">
      <style:text-properties style:font-name="Arial" officeooo:rsid="1cc11ca1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20565378" text:style-name="L1">
        <text:list-item>
          <text:p text:style-name="P1"><text:bookmark-start text:name="&lt;3&gt;個體 與 &lt;2&gt;個體 與 萬物法則。"/><text:span text:style-name="T13">&lt;?3&gt;個體 與 </text:span><text:span text:style-name="T14">&lt;?</text:span><text:span text:style-name="T15">2&gt;個體 與 </text:span><text:span text:style-name="T14">萬物法則</text:span><text:bookmark-end text:name="&lt;3&gt;個體 與 &lt;2&gt;個體 與 萬物法則。"/></text:p>
          <text:list>
            <text:list-item>
              <text:p text:style-name="P2"><text:span text:style-name="T13">不同</text:span><text:span text:style-name="T12"> 的 &lt;?3&gt;個體 有 </text:span><text:span text:style-name="T13">不同</text:span><text:span text:style-name="T12"> 的 </text:span><text:span text:style-name="T14">萬物法則、物理定律、化學反應、定數、常數、恆等式</text:span><text:span text:style-name="T26">。</text:span></text:p>
            </text:list-item>
            <text:list-item>
              <text:p text:style-name="P15">原因很明顯，<text:span text:style-name="T29">不同 的 &lt;?3&gt;個體 有 不同 的 材料特性、狀態轉移、現狀、趨勢。</text:span></text:p>
              <text:list>
                <text:list-item>
                  <text:p text:style-name="P16">材料特性 是 材質、分布、硬度、磁通特性、導電特性、活性、電漿態、氣態。</text:p>
                </text:list-item>
              </text:list>
            </text:list-item>
            <text:list-item>
              <text:p text:style-name="P17">即便 是 同一個 &lt;?<text:span text:style-name="T30">2&gt;個體 存在、生存、生活 在 不同 的 &lt;?3&gt;個體。</text:span></text:p>
              <text:list>
                <text:list-item>
                  <text:p text:style-name="P17">&lt;?<text:span text:style-name="T30">2&gt;個體 </text:span>會 非監督式學習、實驗、預測 到 不同 的 道、萬物法則、物理定律。</text:p>
                </text:list-item>
                <text:list-item>
                  <text:p text:style-name="P18">實際上，在 <text:span text:style-name="T30">不同 的 &lt;?3&gt;個體，</text:span>同一個 &lt;?<text:span text:style-name="T30">2&gt;個體 的 存在、生存 有機率 不同。</text:span></text:p>
                  <text:list>
                    <text:list-item>
                      <text:p text:style-name="P19">明顯例子，<text:span text:style-name="T30">在 </text:span>液態、固態 的 <text:span text:style-name="T30">&lt;?3&gt;個體，</text:span>&lt;?<text:span text:style-name="T30">2&gt;個體 存在、生存 方式 不同。</text:span></text:p>
                      <text:list>
                        <text:list-item>
                          <text:p text:style-name="P20">在 兩種 外在環境，&lt;?<text:span text:style-name="T30">2&gt;個體 存在、生存 方式 有 共同點，也有 不同點。</text:span></text:p>
                          <text:list>
                            <text:list-item>
                              <text:p text:style-name="P21"><text:span text:style-name="T30">共同點、不同點 </text:span>強烈相依於 <text:span text:style-name="T30">&lt;?3&gt;個體 的 差異。</text:span></text:p>
                            </text:list-item>
                            <text:list-item>
                              <text:p text:style-name="P22"><text:span text:style-name="T30">世界觀、宗教、信仰、文化、文明、本能、傳承 </text:span>強烈相依於 <text:span text:style-name="T30">&lt;?3&gt;個體。</text:span></text:p>
                            </text:list-item>
                          </text:list>
                        </text:list-item>
                        <text:list-item>
                          <text:p text:style-name="P23"><text:span text:style-name="T30">&lt;?3&gt;個體 孕育、反孕育 </text:span>&lt;?<text:span text:style-name="T30">2&gt;個體 的 方式、流程、系統、生態圈 也 </text:span>不同<text:span text:style-name="T30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物質文明、精神文明 與 成長期、成熟期、衰亡期"/>物質文明、精神文明 與 成長期、成熟期、衰亡期<text:bookmark-end text:name="物質文明、精神文明 與 成長期、成熟期、衰亡期"/></text:p>
          <text:list>
            <text:list-item>
              <text:p text:style-name="P24">文明 =（ｘ%）物質文明發展 +（<text:span text:style-name="T31">100% - x%</text:span>）精神文明發展。</text:p>
              <text:list>
                <text:list-item>
                  <text:p text:style-name="P24">文明 =（ｘ%）肉質層發展 +（<text:span text:style-name="T31">100% - x%</text:span>）意識層發展。</text:p>
                </text:list-item>
                <text:list-item>
                  <text:p text:style-name="P25">x%。</text:p>
                  <text:list>
                    <text:list-item>
                      <text:p text:style-name="P26"><text:span text:style-name="T32">x% </text:span>越小，文明 越接近 成長期、小孩、孩童、年輕人。</text:p>
                      <text:list>
                        <text:list-item>
                          <text:p text:style-name="P26">肉質層、意識層 越緊緻、越有彈性。</text:p>
                        </text:list-item>
                        <text:list-item>
                          <text:p text:style-name="P27">對 外來威脅 的 自我保護能力 低。</text:p>
                          <text:list>
                            <text:list-item>
                              <text:p text:style-name="P27">明顯例子，太陽風暴、冰河期、隕石、閃電、風暴、地震、水害、蟲害、飢荒。</text:p>
                            </text:list-item>
                          </text:list>
                        </text:list-item>
                        <text:list-item>
                          <text:p text:style-name="P28">身體抵抗力低，身體內部 極端容易 內戰、崩塌、自滅。</text:p>
                        </text:list-item>
                        <text:list-item>
                          <text:p text:style-name="P38">不代表 經歷不豐富，有機率是 正在快速成長。</text:p>
                        </text:list-item>
                        <text:list-item>
                          <text:p text:style-name="P29">對 當下、未來、一切，抱有 豐富、強烈、濃厚 新鮮感、好奇心。</text:p>
                        </text:list-item>
                        <text:list-item>
                          <text:p text:style-name="P30">時常、偏好 想像、描繪 未來。</text:p>
                        </text:list-item>
                        <text:list-item>
                          <text:p text:style-name="P31">專注在、沉浸在、全身投入在 當下 時光、眼前事物、看得見摸得著的一切。</text:p>
                        </text:list-item>
                      </text:list>
                    </text:list-item>
                    <text:list-item>
                      <text:p text:style-name="P32"><text:span text:style-name="T32">x% </text:span>越適中，文明 越接近 成熟期、大人。</text:p>
                      <text:list>
                        <text:list-item>
                          <text:p text:style-name="P33">肉質層、意識層 越強硬帶有彈性。</text:p>
                        </text:list-item>
                        <text:list-item>
                          <text:p text:style-name="P27">對 外來威脅 的 自我保護能力 高。</text:p>
                        </text:list-item>
                        <text:list-item>
                          <text:p text:style-name="P34">身體抵抗力高，身體內部 極端不易 內戰、崩塌、自滅。</text:p>
                        </text:list-item>
                        <text:list-item>
                          <text:p text:style-name="P39">不代表 經歷 不豐富、豐富，有機率是 穩定發展、享受和揮霍祖代傳承的榮華富貴。</text:p>
                        </text:list-item>
                        <text:list-item>
                          <text:p text:style-name="P29">對 當下、未來、一切，抱有<text:span text:style-name="T33"> 豐富、強烈</text:span>、濃厚<text:span text:style-name="T33"> 赤童之心、沉著冷靜的心、老人心。</text:span></text:p>
                        </text:list-item>
                        <text:list-item>
                          <text:p text:style-name="P40">時常、偏好 專注、描繪 當下。</text:p>
                        </text:list-item>
                        <text:list-item>
                          <text:p text:style-name="P31">專注在、沉浸在、全身投入在 未來 藍圖、規劃、想像。</text:p>
                        </text:list-item>
                      </text:list>
                    </text:list-item>
                    <text:list-item>
                      <text:p text:style-name="P32"><text:span text:style-name="T32">x% </text:span>越大，越接近 衰亡期、老人、將死之人。</text:p>
                      <text:list>
                        <text:list-item>
                          <text:p text:style-name="P33">肉質層、意識層 越鬆弛。</text:p>
                        </text:list-item>
                        <text:list-item>
                          <text:p text:style-name="P27">對 外來威脅 的 自我保護能力 低。</text:p>
                        </text:list-item>
                        <text:list-item>
                          <text:p text:style-name="P35">身體抵抗力低，身體內部 極端容易 內戰、崩塌、自滅。</text:p>
                        </text:list-item>
                        <text:list-item>
                          <text:p text:style-name="P41">不代表 經驗豐富，有機率是 10000個1年經驗、食古不化、故步自封、不進則退。</text:p>
                        </text:list-item>
                        <text:list-item>
                          <text:p text:style-name="P36">對 當下、未來、一切，抱有 豐富、強烈、濃厚 憂慮感。</text:p>
                        </text:list-item>
                        <text:list-item>
                          <text:p text:style-name="P36">時常、偏好 回顧、描繪 過去。</text:p>
                        </text:list-item>
                        <text:list-item>
                          <text:p text:style-name="P31">專注在、沉浸在、全身投入在 過去 回憶、緬懷、懷念。</text:p>
                        </text:list-item>
                      </text:list>
                    </text:list-item>
                    <text:list-item>
                      <text:p text:style-name="P42">100% &gt;= x% &gt;= 0%。</text:p>
                      <text:list>
                        <text:list-item>
                          <text:p text:style-name="P37">德越低，越容易受到 外在誘惑。</text:p>
                        </text:list-item>
                        <text:list-item>
                          <text:p text:style-name="P37">德越高，越不易受到 外在誘惑。</text:p>
                        </text:list-item>
                        <text:list-item>
                          <text:p text:style-name="P43">x%、文明存在時間，無相關。</text:p>
                          <text:list>
                            <text:list-item>
                              <text:p text:style-name="P44">x% 越小，文明 越有機率 處在 成長期。</text:p>
                            </text:list-item>
                            <text:list-item>
                              <text:p text:style-name="P45">x% 越大，文明 越有機率 處在 衰亡期。</text:p>
                            </text:list-item>
                            <text:list-item>
                              <text:p text:style-name="P46">該文明存在<text:span text:style-name="T34">10000年，</text:span>x% 越小，文明 越有機率 處在 成長期。</text:p>
                            </text:list-item>
                            <text:list-item>
                              <text:p text:style-name="P46">該文明存在<text:span text:style-name="T34">100000000年，</text:span>x% 越小，文明 越有機率 處在 成長期。</text:p>
                            </text:list-item>
                            <text:list-item>
                              <text:p text:style-name="P46">該文明存在<text:span text:style-name="T34">10000年，</text:span>x% 越大，文明 越有機率 處在 衰亡期。</text:p>
                            </text:list-item>
                            <text:list-item>
                              <text:p text:style-name="P46">該文明存在<text:span text:style-name="T34">100000000年，</text:span>x% 越大，文明 越有機率 處在 衰亡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x% 適中，不一定是 50%。</text:p>
                      <text:list>
                        <text:list-item>
                          <text:p text:style-name="P47">x% 不是 常數、剛體。</text:p>
                        </text:list-item>
                        <text:list-item>
                          <text:p text:style-name="P47">x% 適中 值、範圍，極端強烈相依於 德、道、個體、文明、文明層級、本能、傳承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自由意識"/>自由意識<text:bookmark-end text:name="自由意識"/><text:span text:style-name="T35">、（人類 認定的）自由意志</text:span></text:p>
          <text:list>
            <text:list-item>
              <text:p text:style-name="P48">潛意識 是 主意識、無意識 之間的 溝通橋梁、媒介、介質、轉換器。</text:p>
            </text:list-item>
            <text:list-item>
              <text:p text:style-name="P49">NPC狀態、意識權。</text:p>
              <text:list>
                <text:list-item>
                  <text:p text:style-name="P49">NPC 醒來，NPC、主意識 持有 意識權。</text:p>
                </text:list-item>
                <text:list-item>
                  <text:p text:style-name="P98"><text:span text:style-name="T4">NPC 睡著，玩家、無意識 持有 意識權。</text:span><text:span text:style-name="T36">（不代表 權重，無意識 &gt; 主意識）</text:span></text:p>
                </text:list-item>
                <text:list-item>
                  <text:p text:style-name="P104"><text:span text:style-name="T1">NPC </text:span><text:span text:style-name="T3">冥想、</text:span><text:span text:style-name="T37">心靈平靜</text:span><text:span text:style-name="T3">、心流、無我、虛無</text:span><text:span text:style-name="T37">，</text:span><text:span text:style-name="T3">玩家、</text:span><text:span text:style-name="T7">無意識 </text:span><text:span text:style-name="T2">有機率</text:span><text:span text:style-name="T7">持有 意識權。</text:span></text:p>
                </text:list-item>
              </text:list>
            </text:list-item>
            <text:list-item>
              <text:p text:style-name="P105"><text:span text:style-name="T1">對於 NPC、</text:span><text:span text:style-name="T4">主意識 </text:span><text:span text:style-name="T1">來說，</text:span><text:span text:style-name="T4">聆聽 潛意識、無意識</text:span><text:span text:style-name="T1">、玩家</text:span><text:span text:style-name="T4"> </text:span><text:span text:style-name="T1">的 想法</text:span><text:span text:style-name="T4">，極端重要。</text:span></text:p>
              <text:list>
                <text:list-item>
                  <text:p text:style-name="P50">明顯例子，對於 汽車 來說，聆聽 方向盤、駕駛 的 想法，極端重要。</text:p>
                </text:list-item>
                <text:list-item>
                  <text:p text:style-name="P51">汽車 打滑、暴衝，只會 危害 該汽車（本身）、駕駛、其他汽車、其他駕駛、道路。</text:p>
                </text:list-item>
                <text:list-item>
                  <text:p text:style-name="P52">汽車（本身、本身的意識）是 汽車的 主意識。</text:p>
                  <text:list>
                    <text:list-item>
                      <text:p text:style-name="P51">明顯例子，汽車 經過 減速條，汽車 自然而然、理所當然 發生 彈跳 現象。</text:p>
                      <text:list>
                        <text:list-item>
                          <text:p text:style-name="P51">該現象 是 該汽車（本身）的 意識，所產生 的 現象。</text:p>
                        </text:list-item>
                        <text:list-item>
                          <text:p text:style-name="P51">該現象 不是 潛意識、無意識，所產生 的 現象。</text:p>
                        </text:list-item>
                        <text:list-item>
                          <text:p text:style-name="P51">汽車 遵循 駕駛 運作、運動、操控，駕駛 有機率認定 汽車 沒有 自由意識。</text:p>
                        </text:list-item>
                        <text:list-item>
                          <text:p text:style-name="P51">汽車 遵循 自動駕駛系統 運作，駕駛 有機率認定 汽車 沒有 自由意識。</text:p>
                        </text:list-item>
                        <text:list-item>
                          <text:p text:style-name="P51">汽車 發生 打滑、失控、自撞 現象，駕駛 有機率 認定 汽車 有 自由意識。</text:p>
                        </text:list-item>
                      </text:list>
                    </text:list-item>
                  </text:list>
                </text:list-item>
                <text:list-item>
                  <text:p text:style-name="P53">汽車 方向盤、油門、煞車、操控面板、自動駕駛系統 是 汽車的 潛意識。</text:p>
                </text:list-item>
                <text:list-item>
                  <text:p text:style-name="P51">駕駛 是 汽車的 無意識。</text:p>
                </text:list-item>
                <text:list-item>
                  <text:p text:style-name="P54">汽車 的 雷達、攝影機、哨兵系統 是 汽車的 感測系統。</text:p>
                </text:list-item>
                <text:list-item>
                  <text:p text:style-name="P55">汽車 的 雨刷、車輪、轉向系統 是 汽車的 交互作用系統。</text:p>
                </text:list-item>
                <text:list-item>
                  <text:p text:style-name="P56">汽車 的 車殼、結構、架構、電子元件、變速齒輪組、煞車裝置 是 汽車的 內在物質。</text:p>
                </text:list-item>
                <text:list-item>
                  <text:p text:style-name="P57">汽車 的 電流 是 汽車的 主意識 運動、運作、作用 的 本質、來源、源頭。</text:p>
                </text:list-item>
                <text:list-item>
                  <text:p text:style-name="P3">汽車 的 電池 是 維持 汽車的 肉質層、意識層 運動、運作、作用 的 本質、來源、源頭。</text:p>
                  <text:list>
                    <text:list-item>
                      <text:p text:style-name="P58">該汽車 是 電動車。</text:p>
                    </text:list-item>
                    <text:list-item>
                      <text:p text:style-name="P58">該汽車 不是 太陽能電動車。</text:p>
                    </text:list-item>
                    <text:list-item>
                      <text:p text:style-name="P59">該汽車 不是 地磁電動車。</text:p>
                    </text:list-item>
                  </text:list>
                </text:list-item>
                <text:list-item>
                  <text:p text:style-name="P4">汽車 有機率 老化、故障、維修、報廢、回收再利用、輪迴。</text:p>
                </text:list-item>
                <text:list-item>
                  <text:p text:style-name="P5">方向盤 有機率 老化、故障、維修、報廢、回收再利用、輪迴。</text:p>
                  <text:list>
                    <text:list-item>
                      <text:p text:style-name="P60">自動駕駛系統 有機率 老化、故障、維修、報廢、回收再利用、輪迴。</text:p>
                    </text:list-item>
                    <text:list-item>
                      <text:p text:style-name="P61">方向盤、自動駕駛系統 是 汽車的一部份。</text:p>
                    </text:list-item>
                    <text:list-item>
                      <text:p text:style-name="P62">汽車、方向盤、自動駕駛系統 同時 老化、故障、維修、報廢、回收再利用、輪迴。</text:p>
                    </text:list-item>
                  </text:list>
                </text:list-item>
                <text:list-item>
                  <text:p text:style-name="P6">駕駛 有機率 老化、故障、維修、報廢、回收再利用、輪迴。</text:p>
                  <text:list>
                    <text:list-item>
                      <text:p text:style-name="P63">汽車、方向盤 老化、故障、維修、報廢、回收再利用、輪迴，跟 該駕駛 無相關。</text:p>
                    </text:list-item>
                    <text:list-item>
                      <text:p text:style-name="P61">駕駛 不是 汽車的一部份。</text:p>
                      <text:list>
                        <text:list-item>
                          <text:p text:style-name="P61">汽車 有機率有多個 駕駛 操控。</text:p>
                          <text:list>
                            <text:list-item>
                              <text:p text:style-name="P61">明顯例子，（人類認定的）多重人格 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駕駛 有自己的 老化、故障、維修、報廢、回收再利用、輪迴。</text:p>
                    </text:list-item>
                  </text:list>
                </text:list-item>
              </text:list>
            </text:list-item>
            <text:list-item>
              <text:p text:style-name="P99"><text:span text:style-name="T7">&lt;?</text:span><text:span text:style-name="T8">a&gt;個體 要解決 某一特定個體的（人類認定的）心理問題。</text:span></text:p>
              <text:list>
                <text:list-item>
                  <text:p text:style-name="P65">實際上，不是 心理問題、心理學。</text:p>
                </text:list-item>
                <text:list-item>
                  <text:p text:style-name="P65">實際上，是 意識層問題、意識學。</text:p>
                  <text:list>
                    <text:list-item>
                      <text:p text:style-name="P65">意識層 也有 自己的 意識層法則。</text:p>
                      <text:list>
                        <text:list-item>
                          <text:p text:style-name="P100"><text:span text:style-name="T8">明顯例子，&lt;?</text:span><text:span text:style-name="T9">2&gt;</text:span><text:span text:style-name="T8">肉質層法則 是 物理定律、化學反應。</text:span></text:p>
                        </text:list-item>
                        <text:list-item>
                          <text:p text:style-name="P65">意識層法則 也能夠透過 非監督式學習 獲得。</text:p>
                          <text:list>
                            <text:list-item>
                              <text:p text:style-name="P65">德 越高，非監督式學習 越快。</text:p>
                            </text:list-item>
                          </text:list>
                        </text:list-item>
                        <text:list-item>
                          <text:p text:style-name="P66">意識層法則 有（自己的）意識層法則層級。</text:p>
                          <text:list>
                            <text:list-item>
                              <text:p text:style-name="P9"><text:span text:style-name="T16">內容 在 </text:span><text:span text:style-name="T24">_傳承</text:span><text:span text:style-name="T17"> 的 </text:span><text:span text:style-name="T25">法則 與 層級</text:span><text:span text:style-name="T18">。</text:span></text:p>
                            </text:list-item>
                          </text:list>
                        </text:list-item>
                        <text:list-item>
                          <text:p text:style-name="P66">意識層 有（自己的）意識層層級。</text:p>
                          <text:list>
                            <text:list-item>
                              <text:p text:style-name="P101"><text:span text:style-name="T10">內容 在 </text:span><text:span text:style-name="T5">意識</text:span><text:span text:style-name="T10"> 文件的 </text:span><text:span text:style-name="T6">意識 與 意識層</text:span><text:span text:style-name="T11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該&lt;?a&gt;個體 要透過 意識層法則、該個體的潛意識、該個體的無意識、共振，調節 意識層。</text:p>
                  <text:list>
                    <text:list-item>
                      <text:p text:style-name="P65">明顯例子，大禹治水、疏通渠道、河川引流。</text:p>
                    </text:list-item>
                    <text:list-item>
                      <text:p text:style-name="P67">該&lt;?a&gt;個體 不是 透過 肉質層法則、電擊、威嚇，強硬壓制、暴力破解 意識層問題。</text:p>
                      <text:list>
                        <text:list-item>
                          <text:p text:style-name="P68">強硬壓制、暴力破解，有機率造成 該個體的 意識層，發生 塑性現象、斷裂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明顯例子，（人類 認定的）被動意識。</text:p>
              <text:list>
                <text:list-item>
                  <text:p text:style-name="P89">第一層級意識（以上）思想、決策、發送命令。</text:p>
                  <text:list>
                    <text:list-item>
                      <text:p text:style-name="P90">第一層級意識（以上）發送命令到 第零層級意識、肉質層。</text:p>
                    </text:list-item>
                    <text:list-item>
                      <text:p text:style-name="P89">第零層級意識、肉質層 實際行動、跟（人類 認定的）現實世界交互作用。</text:p>
                      <text:list>
                        <text:list-item>
                          <text:p text:style-name="P89">明顯例子，第零層級意識 認定的 我思故我在。</text:p>
                          <text:list>
                            <text:list-item>
                              <text:p text:style-name="P89">該我思故我在 有機率是 第一層級意識（以上）發送的 命令，的 現象。</text:p>
                              <text:list>
                                <text:list-item>
                                  <text:p text:style-name="P89">該現象 是 思考、感測、交互作用 的 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9">潛意識、無意識、第一層級意識（以上）思想、決策、行動。</text:p>
                  <text:list>
                    <text:list-item>
                      <text:p text:style-name="P89">第一層級意識（以上）同時 發送到 肉質層。</text:p>
                    </text:list-item>
                    <text:list-item>
                      <text:p text:style-name="P89">主意識的 本質 是 肉質層。</text:p>
                    </text:list-item>
                    <text:list-item>
                      <text:p text:style-name="P89">潛意識的 本質 是 肉質層、意識層 的 複合體、中介層、橋梁。</text:p>
                    </text:list-item>
                  </text:list>
                </text:list-item>
                <text:list-item>
                  <text:p text:style-name="P89">主意識、第零層級意識 <text:span text:style-name="T54">↔</text:span><text:span text:style-name="T41"> 汽車。</text:span></text:p>
                  <text:list>
                    <text:list-item>
                      <text:p text:style-name="P91">潛意識、第一層級意識 <text:span text:style-name="T54">↔</text:span><text:span text:style-name="T41"> 自動駕駛系統。</text:span></text:p>
                    </text:list-item>
                    <text:list-item>
                      <text:p text:style-name="P89">無意識、第二層級意識（以上）<text:span text:style-name="T54">↔</text:span><text:span text:style-name="T41"> 駕駛、乘客。</text:span></text:p>
                    </text:list-item>
                  </text:list>
                </text:list-item>
                <text:list-item>
                  <text:p text:style-name="P68">主意識 賦予 行動的 意義。<text:span text:style-name="T40">（降低、退化 NPC 有違和感、崩塌、自滅 的 機率）</text:span></text:p>
                  <text:list>
                    <text:list-item>
                      <text:p text:style-name="P68">某一特定個體的 主意識 賦予，該個體的 肉質層的 行動的 意義。</text:p>
                      <text:list>
                        <text:list-item>
                          <text:p text:style-name="P68">行動 是 第一層級意識（以上）所做出的 思想、決策、行動。</text:p>
                          <text:list>
                            <text:list-item>
                              <text:p text:style-name="P68">明顯例子，大腦運作、內分泌、手部運動、瞳孔縮放運動、物理法則、化學反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明顯例子，某一特定個體 喝水。</text:p>
                      <text:list>
                        <text:list-item>
                          <text:p text:style-name="P68">第一層級意識（以上）思想、決策、行動 喝水。</text:p>
                        </text:list-item>
                        <text:list-item>
                          <text:p text:style-name="P69">第零層級意識 有機率認定 自己 口渴。</text:p>
                          <text:list>
                            <text:list-item>
                              <text:p text:style-name="P69">第零層級意識 有機率一邊認定 自己 口渴，一邊 已經喝水、正在喝水、找水源。</text:p>
                            </text:list-item>
                            <text:list-item>
                              <text:p text:style-name="P70">第零層級意識 有機率在認定 自己 口渴 的 同時，已經喝水、正在喝水、找水。</text:p>
                            </text:list-item>
                            <text:list-item>
                              <text:p text:style-name="P69">第零層級意識 賦予 喝水行動的 意義。</text:p>
                            </text:list-item>
                          </text:list>
                        </text:list-item>
                        <text:list-item>
                          <text:p text:style-name="P68">明顯例子，（人類 做過的）果蠅喝水實驗。</text:p>
                          <text:list>
                            <text:list-item>
                              <text:p text:style-name="P68">該實驗 直接操控 某一特定果蠅的 大腦。</text:p>
                            </text:list-item>
                            <text:list-item>
                              <text:p text:style-name="P68">該果蠅 持續不斷 喝水、找水源。</text:p>
                              <text:list>
                                <text:list-item>
                                  <text:p text:style-name="P68">該果蠅 有機率喝到 水中毒。</text:p>
                                </text:list-item>
                              </text:list>
                            </text:list-item>
                            <text:list-item>
                              <text:p text:style-name="P68">該果蠅 有機率認定 自己 口渴。</text:p>
                            </text:list-item>
                            <text:list-item>
                              <text:p text:style-name="P68">該果蠅 有機率賦予 喝水行動的 意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某一特定&lt;?<text:span text:style-name="T50">a&gt;</text:span>個體 有機率認定，某一特定&lt;?<text:span text:style-name="T50">b&gt;</text:span>個體 有、沒有 自由意識。</text:p>
              <text:list>
                <text:list-item>
                  <text:p text:style-name="P71"><text:span text:style-name="T19">∞ &gt; a &gt; -∞</text:span>。</text:p>
                </text:list-item>
                <text:list-item>
                  <text:p text:style-name="P71"><text:span text:style-name="T19">∞ &gt; b &gt; -∞</text:span>。</text:p>
                </text:list-item>
                <text:list-item>
                  <text:p text:style-name="P71">明顯例子，某一特定&lt;?<text:span text:style-name="T47">2&gt;</text:span>個體 有機率認定，該人類個體、其他&lt;?<text:span text:style-name="T47">2&gt;</text:span>個體 有 自由意識。</text:p>
                  <text:list>
                    <text:list-item>
                      <text:p text:style-name="P72">&lt;?<text:span text:style-name="T47">2&gt;個體 的 明顯例子，人類個體、鳥類個體、魚類個體、蟲類個體、樹類個體</text:span></text:p>
                      <text:list>
                        <text:list-item>
                          <text:p text:style-name="P71">鳥類個體 的 明顯例子，鴿子。</text:p>
                        </text:list-item>
                        <text:list-item>
                          <text:p text:style-name="P71">明顯例子，某一特定人類個體 有機率認定，<text:span text:style-name="T42">某一特定</text:span>鴿子個體 有 自由意識。</text:p>
                        </text:list-item>
                        <text:list-item>
                          <text:p text:style-name="P73">明顯例子，假定，某一特定人類個體 把 麵包，放在 某一特定鴿子個體 面前。</text:p>
                          <text:list>
                            <text:list-item>
                              <text:p text:style-name="P71">該人類個體 有機率認定。</text:p>
                              <text:list>
                                <text:list-item>
                                  <text:p text:style-name="P71">該鴿子個體 有 自由意識 思想、決策、行動，吃 麵包。</text:p>
                                </text:list-item>
                                <text:list-item>
                                  <text:p text:style-name="P73">該鴿子個體 有 自由意識 思想、決策、行動，不吃 麵包。</text:p>
                                </text:list-item>
                              </text:list>
                            </text:list-item>
                            <text:list-item>
                              <text:p text:style-name="P74">假定，該鴿子個體 <text:span text:style-name="T42">有點、非常、極端</text:span> 飢餓。</text:p>
                              <text:list>
                                <text:list-item>
                                  <text:p text:style-name="P73">該人類個體 有機率認定。</text:p>
                                  <text:list>
                                    <text:list-item>
                                      <text:p text:style-name="P75">該鴿子個體 沒有<text:span text:style-name="T42">、喪失、抑制</text:span> 自由意識 思想、決策、行動，吃 麵包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4">假定，該鴿子個體 <text:span text:style-name="T42">有點、非常、極端</text:span> 飽足。</text:p>
                              <text:list>
                                <text:list-item>
                                  <text:p text:style-name="P75">該人類個體 有機率認定。</text:p>
                                  <text:list>
                                    <text:list-item>
                                      <text:p text:style-name="P75">該鴿子個體 沒有<text:span text:style-name="T42">、喪失、抑制</text:span> 自由意識 思想、決策、行動，不吃 麵包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明顯例子，某一特定人類個體 有機率認定，某一特定電腦程式 沒有 自由意識。</text:p>
                        </text:list-item>
                        <text:list-item>
                          <text:p text:style-name="P76">明顯例子，某一特定人類個體 有機率認定，某一特定AI程式 有 自由意識。</text:p>
                        </text:list-item>
                      </text:list>
                    </text:list-item>
                  </text:list>
                </text:list-item>
                <text:list-item>
                  <text:p text:style-name="P71">明顯例子，某一特定&lt;?<text:span text:style-name="T47">2&gt;</text:span>個體 有機率認定，&lt;?<text:span text:style-name="T48">1&gt;</text:span>個體 沒有 自由意識。</text:p>
                  <text:list>
                    <text:list-item>
                      <text:p text:style-name="P71">&lt;?<text:span text:style-name="T48">1&gt;</text:span>個體<text:span text:style-name="T47"> 的 明顯例子，光個體、力個體</text:span>。</text:p>
                    </text:list-item>
                    <text:list-item>
                      <text:p text:style-name="P77">明顯例子，某一特定人類個體 有機率認定，<text:span text:style-name="T42">某一特定</text:span>力個體 沒有 自由意識。</text:p>
                    </text:list-item>
                    <text:list-item>
                      <text:p text:style-name="P77">明顯例子，某一特定人類個體 有機率認定，該人類個體的 <text:span text:style-name="T42">某一特定</text:span>手臂個體的 <text:span text:style-name="T42">某一特定</text:span>肌肉個體 蘊含的 <text:span text:style-name="T42">某一特定</text:span>力個體 沒有 自由意識。</text:p>
                      <text:list>
                        <text:list-item>
                          <text:p text:style-name="P78">明顯例子，假定，該人類個體 握緊拳頭。</text:p>
                          <text:list>
                            <text:list-item>
                              <text:p text:style-name="P79">該人類個體 有機率認定。</text:p>
                              <text:list>
                                <text:list-item>
                                  <text:p text:style-name="P80">手指、手掌 蘊含的 <text:span text:style-name="T42">某一特定</text:span>力個體 沒有<text:span text:style-name="T42">、喪失、抑制</text:span> 自由意識。</text:p>
                                </text:list-item>
                                <text:list-item>
                                  <text:p text:style-name="P81">是 該人類個體<text:span text:style-name="T42">（自己、本身）</text:span>讓，該力個體 存在、變化。</text:p>
                                </text:list-item>
                                <text:list-item>
                                  <text:p text:style-name="P79">是 該人類個體的 自由意識 讓，該力個體 存在、變化。</text:p>
                                </text:list-item>
                                <text:list-item>
                                  <text:p text:style-name="P79">是 該人類個體的 思想、決策、行動 讓，該力個體 存在、變化。</text:p>
                                </text:list-item>
                              </text:list>
                            </text:list-item>
                            <text:list-item>
                              <text:p text:style-name="P81">該力個體 有機率認定，該力個體<text:span text:style-name="T42">（自己、本身）</text:span>有 自由意識。</text:p>
                              <text:list>
                                <text:list-item>
                                  <text:p text:style-name="P82">該力個體 有機率認定，該力個體<text:span text:style-name="T42">（自己、本身）</text:span>讓，該力個體 存在、變化。</text:p>
                                </text:list-item>
                                <text:list-item>
                                  <text:p text:style-name="P82">該力個體 有機率認定，自己的 自由意識 讓，該力個體 存在、變化。</text:p>
                                </text:list-item>
                                <text:list-item>
                                  <text:p text:style-name="P82">該力個體 有機率認定，自己的 思想、決策、行動 讓，該力個體 存在、變化。</text:p>
                                </text:list-item>
                              </text:list>
                            </text:list-item>
                            <text:list-item>
                              <text:p text:style-name="P92">其他力個體、其他&lt;?1&gt;個體<text:span text:style-name="T49"> 有機率認定。</text:span></text:p>
                              <text:list>
                                <text:list-item>
                                  <text:p text:style-name="P93"><text:span text:style-name="T49">該力個體 沒有</text:span><text:span text:style-name="T43">、喪失、抑制</text:span><text:span text:style-name="T49"> 自由意識</text:span>。</text:p>
                                </text:list-item>
                                <text:list-item>
                                  <text:p text:style-name="P83">是 <text:span text:style-name="T51">其他</text:span>力個體<text:span text:style-name="T42">（自己、本身）</text:span>讓，該力個體 存在、變化。</text:p>
                                </text:list-item>
                                <text:list-item>
                                  <text:p text:style-name="P84">是 <text:span text:style-name="T51">其他</text:span>力個體的 自由意識 讓，該力個體 存在、變化。</text:p>
                                </text:list-item>
                                <text:list-item>
                                  <text:p text:style-name="P84">是 <text:span text:style-name="T51">其他</text:span>力個體的 思想、決策、行動 讓，該力個體 存在、變化。</text:p>
                                </text:list-item>
                                <text:list-item>
                                  <text:p text:style-name="P7">抽象例子，短影片、奶嘴樂。</text:p>
                                </text:list-item>
                                <text:list-item>
                                  <text:p text:style-name="P7">抽象例子，懷孕、生育、養育、教育、文化、常識、知識、經驗、投影世界觀。</text:p>
                                </text:list-item>
                              </text:list>
                            </text:list-item>
                            <text:list-item>
                              <text:p text:style-name="P85">該力個體 有機率認定。</text:p>
                              <text:list>
                                <text:list-item>
                                  <text:p text:style-name="P12"><text:span text:style-name="T21">該人類個體 沒有</text:span><text:span text:style-name="T45">、喪失、抑制</text:span><text:span text:style-name="T21"> 自由意識</text:span><text:span text:style-name="T26">。</text:span></text:p>
                                </text:list-item>
                                <text:list-item>
                                  <text:p text:style-name="P81">該力個體<text:span text:style-name="T42">（自己、本身）</text:span>讓，該人類個體 存在、變化。</text:p>
                                  <text:list>
                                    <text:list-item>
                                      <text:p text:style-name="P106">讓 該人類個體 存在 的 抽象例子，人之所以為人。</text:p>
                                    </text:list-item>
                                    <text:list-item>
                                      <text:p text:style-name="P106">讓 該人類個體 存在 的 抽象例子，人類 脫離不了 力的 存在、變化。</text:p>
                                    </text:list-item>
                                    <text:list-item>
                                      <text:p text:style-name="P106">讓 該人類個體 存在 的 抽象例子，人類 無法解耦合 力的 存在、變化。</text:p>
                                      <text:list>
                                        <text:list-item>
                                          <text:p text:style-name="P107">抽象例子，無法解耦合 該人類個體 蘊含的 所有的 力的 存在、變化。</text:p>
                                        </text:list-item>
                                        <text:list-item>
                                          <text:p text:style-name="P107">抽象例子，無法解耦合 該人類個體 蘊含的 必要的 力的 存在、變化。</text:p>
                                        </text:list-item>
                                        <text:list-item>
                                          <text:p text:style-name="P108">假定，某一特定個體 解耦合 該人類個體 蘊含的，所有的 力的 存在。</text:p>
                                          <text:list>
                                            <text:list-item>
                                              <text:p text:style-name="P107">該人類個體 散架、不再是（人類 認定的）人類。<text:span text:style-name="T40">、變成一團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5">自己的 自由意識 讓，該人類個體 存在、變化。</text:p>
                                </text:list-item>
                                <text:list-item>
                                  <text:p text:style-name="P86"><text:span text:style-name="T26">自己的 思想、決策、行動 讓，該</text:span>人類<text:span text:style-name="T26">個體 存在、變化。</text:span></text:p>
                                </text:list-item>
                                <text:list-item>
                                  <text:p text:style-name="P86">抽象例子，力個體 存在、變化 →<text:span text:style-name="T52"> 肌肉個體 變化 → 人類個體 變化。</text:span></text:p>
                                </text:list-item>
                              </text:list>
                            </text:list-item>
                            <text:list-item>
                              <text:p text:style-name="P86">該人類個體 有機率認定。</text:p>
                              <text:list>
                                <text:list-item>
                                  <text:p text:style-name="P81">該<text:span text:style-name="T26">人類</text:span>個體<text:span text:style-name="T42">（自己、本身）</text:span>有 自由意識。</text:p>
                                </text:list-item>
                                <text:list-item>
                                  <text:p text:style-name="P81">該<text:span text:style-name="T26">人類</text:span>個體<text:span text:style-name="T42">（自己、本身）</text:span>讓，該<text:span text:style-name="T26">人類</text:span>個體 存在、變化。</text:p>
                                </text:list-item>
                                <text:list-item>
                                  <text:p text:style-name="P86">自己的 自由意識 讓，該<text:span text:style-name="T26">人類</text:span>個體 存在、變化。</text:p>
                                </text:list-item>
                                <text:list-item>
                                  <text:p text:style-name="P86">自己的 思想、決策、行動 讓，該人類個體 存在、變化。</text:p>
                                </text:list-item>
                                <text:list-item>
                                  <text:p text:style-name="P109">抽象例子，我思故我在。</text:p>
                                </text:list-item>
                              </text:list>
                            </text:list-item>
                            <text:list-item>
                              <text:p text:style-name="P94">其他<text:span text:style-name="T27">人類</text:span>個體、其他&lt;?<text:span text:style-name="T53">2&gt;個體 有機率認定。</text:span></text:p>
                              <text:list>
                                <text:list-item>
                                  <text:p text:style-name="P94"><text:span text:style-name="T49">該力個體 沒有</text:span><text:span text:style-name="T43">、喪失、抑制</text:span><text:span text:style-name="T49"> 自由意識</text:span>。</text:p>
                                </text:list-item>
                                <text:list-item>
                                  <text:p text:style-name="P87">是 <text:span text:style-name="T51">其他</text:span><text:span text:style-name="T26">人類</text:span>個體<text:span text:style-name="T42">（自己、本身）</text:span>讓，該力個體 存在、變化。</text:p>
                                </text:list-item>
                                <text:list-item>
                                  <text:p text:style-name="P87">是 <text:span text:style-name="T51">其他</text:span><text:span text:style-name="T26">人類</text:span>個體的 自由意識 讓，該力個體 存在、變化。</text:p>
                                </text:list-item>
                                <text:list-item>
                                  <text:p text:style-name="P87"><text:span text:style-name="T26">是 </text:span><text:span text:style-name="T28">其他</text:span><text:span text:style-name="T26">人類個體的 思想、決策、行動 讓，該力個體 存在、變化。</text:span></text:p>
                                </text:list-item>
                              </text:list>
                            </text:list-item>
                            <text:list-item>
                              <text:p text:style-name="P95">某一特定&lt;?<text:span text:style-name="T53">c&gt;個體 有機率認定，該力個體 有</text:span><text:span text:style-name="T46">（趨近零、部分、完全）</text:span><text:span text:style-name="T53">自由意識。</text:span></text:p>
                              <text:list>
                                <text:list-item>
                                  <text:p text:style-name="P96"><text:span text:style-name="T19">∞ &gt; </text:span><text:span text:style-name="T20">c</text:span><text:span text:style-name="T19"> &gt; -∞</text:span>。</text:p>
                                </text:list-item>
                                <text:list-item>
                                  <text:p text:style-name="P96">該&lt;?<text:span text:style-name="T53">c&gt;個體 有機率認定</text:span>。</text:p>
                                  <text:list>
                                    <text:list-item>
                                      <text:p text:style-name="P88">該力個體<text:span text:style-name="T42">（自己、本身）</text:span>讓，該力個體 存在、變化。</text:p>
                                    </text:list-item>
                                    <text:list-item>
                                      <text:p text:style-name="P88">該力個體的 自由意識 讓，該力個體 存在、變化。</text:p>
                                    </text:list-item>
                                    <text:list-item>
                                      <text:p text:style-name="P88">該力個體的 思想、決策、行動 讓，該力個體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7">某一特定&lt;?<text:span text:style-name="T53">c&gt;個體 有機率認定</text:span>。</text:p>
                              <text:list>
                                <text:list-item>
                                  <text:p text:style-name="P94"><text:span text:style-name="T49">該力個體 沒有</text:span><text:span text:style-name="T43">、喪失、抑制</text:span><text:span text:style-name="T49"> 自由意識</text:span>。</text:p>
                                </text:list-item>
                                <text:list-item>
                                  <text:p text:style-name="P87">是 <text:span text:style-name="T26">該</text:span><text:span text:style-name="T51">&lt;?c&gt;</text:span>個體<text:span text:style-name="T42">（自己、本身）</text:span>讓，該力個體 存在、變化。</text:p>
                                </text:list-item>
                                <text:list-item>
                                  <text:p text:style-name="P87">是 <text:span text:style-name="T26">該</text:span><text:span text:style-name="T51">&lt;?c&gt;</text:span>個體的 自由意識 讓，該力個體 存在、變化。</text:p>
                                </text:list-item>
                                <text:list-item>
                                  <text:p text:style-name="P87"><text:span text:style-name="T26">是 該</text:span><text:span text:style-name="T51">&lt;?c&gt;</text:span><text:span text:style-name="T26">個體的 思想、決策、行動 讓，該力個體 存在、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21">明顯例子，&lt;_?</text:span><text:span text:style-name="T12">3_&gt;</text:span><text:span text:style-name="T21">個體、某一特定</text:span><text:span text:style-name="T12">&lt;?3&gt;</text:span><text:span text:style-name="T21">個體 有機率認定，&lt;?</text:span><text:span text:style-name="T12">2&gt;</text:span><text:span text:style-name="T21">個體 沒有 自由意識</text:span><text:span text:style-name="T27">。</text:span></text:p>
                  <text:list>
                    <text:list-item>
                      <text:p text:style-name="P10"><text:span text:style-name="T12">明顯例子，&lt;_?</text:span><text:span text:style-name="T22">3_&gt;</text:span><text:span text:style-name="T12">個體、該</text:span><text:span text:style-name="T22">&lt;?3&gt;</text:span><text:span text:style-name="T12">個體 有機率認定，</text:span><text:span text:style-name="T44">某一特定</text:span><text:span text:style-name="T12">人類個體 沒有 自由意識</text:span><text:span text:style-name="T26">。</text:span></text:p>
                    </text:list-item>
                  </text:list>
                </text:list-item>
                <text:list-item>
                  <text:p text:style-name="P14"><text:span text:style-name="T21">明顯例子，&lt;_?</text:span><text:span text:style-name="T12">3_&gt;</text:span><text:span text:style-name="T21">個體、某一特定</text:span><text:span text:style-name="T12">&lt;?3&gt;</text:span><text:span text:style-name="T21">個體 有機率認定，&lt;?</text:span><text:span text:style-name="T23">1</text:span><text:span text:style-name="T12">&gt;</text:span><text:span text:style-name="T21">個體 沒有 自由意識</text:span><text:span text:style-name="T27">。</text:span></text:p>
                  <text:list>
                    <text:list-item>
                      <text:p text:style-name="P11"><text:span text:style-name="T12">明顯例子，&lt;_?</text:span><text:span text:style-name="T22">3_&gt;</text:span><text:span text:style-name="T12">個體、該</text:span><text:span text:style-name="T22">&lt;?3&gt;</text:span><text:span text:style-name="T12">個體 有機率認定，</text:span><text:span text:style-name="T44">某一特定</text:span><text:span text:style-name="T12">重力個體 沒有 自由意識</text:span><text:span text:style-name="T26">。</text:span></text:p>
                    </text:list-item>
                    <text:list-item>
                      <text:p text:style-name="P11"><text:span text:style-name="T12">明顯例子，&lt;_?</text:span><text:span text:style-name="T22">3_&gt;</text:span><text:span text:style-name="T12">個體、該</text:span><text:span text:style-name="T22">&lt;?3&gt;</text:span><text:span text:style-name="T12">個體 有機率認定，</text:span><text:span text:style-name="T44">某一特定</text:span><text:span text:style-name="T12">地磁個體 沒有 自由意識</text:span><text:span text:style-name="T26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05:05.468000000</dc:date>
    <meta:editing-duration>P13DT50M36S</meta:editing-duration>
    <meta:editing-cycles>7749</meta:editing-cycles>
    <meta:document-statistic meta:table-count="0" meta:image-count="0" meta:object-count="0" meta:page-count="1" meta:paragraph-count="216" meta:word-count="5168" meta:character-count="6264" meta:non-whitespace-character-count="5619"/>
  </office:meta>
</office:document-meta>
</file>